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2" style:family="graphic" style:parent-style-name="standard">
      <style:graphic-properties draw:stroke="dash" draw:stroke-dash="Ultrafine_20_Dashed" svg:stroke-color="#808080" draw:fill="solid" draw:fill-color="#ffffff" draw:textarea-horizontal-align="left" draw:textarea-vertical-align="middle"/>
    </style:style>
    <style:style style:name="gr3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6" style:family="graphic" style:parent-style-name="standard">
      <style:graphic-properties draw:stroke="dash" draw:stroke-dash="Ultrafine_20_Dashed" svg:stroke-color="#808080" draw:fill-color="#ffffff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>
      <style:paragraph-properties fo:text-align="start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>
      <style:text-properties fo:font-family="'Courier New'" style:font-family-generic="modern" style:font-pitch="fixed" fo:font-size="10pt" style:font-size-asian="10pt" style:font-size-complex="10pt"/>
    </style:style>
    <style:style style:name="P9" style:family="paragraph">
      <style:paragraph-properties fo:text-align="center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style:paragraph-properties fo:text-align="center"/>
      <style:text-properties fo:font-family="'Courier New'" style:font-family-generic="modern" style:font-pitch="fixed" fo:font-size="10pt" style:font-size-asian="10pt" style:font-size-complex="10pt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family="'Courier New'" style:font-family-generic="modern" style:font-pitch="fixed" fo:font-size="10pt" style:font-size-asian="10pt" style:font-size-complex="10pt"/>
    </style:style>
    <style:style style:name="T6" style:family="text">
      <style:text-properties fo:font-family="'Courier New'" style:font-family-generic="modern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1" draw:layer="layout" svg:width="5.059cm" svg:height="0.5cm" svg:x="5.5cm" svg:y="4.5cm">
          <text:p><text:span text:style-name="T1">Destroy</text:span></text:p>
        </draw:rect>
        <draw:rect draw:style-name="gr2" draw:text-style-name="P3" draw:layer="layout" svg:width="5.059cm" svg:height="0.508cm" svg:x="5.5cm" svg:y="4cm">
          <text:p text:style-name="P2"><text:span text:style-name="T2">Create</text:span></text:p>
        </draw:rect>
        <draw:rect draw:style-name="gr1" draw:text-style-name="P4" draw:layer="layout" svg:width="5.5cm" svg:height="0.5cm" svg:x="10.5cm" svg:y="4.5cm">
          <text:p><text:span text:style-name="T3">()</text:span></text:p>
        </draw:rect>
        <draw:rect draw:style-name="gr1" draw:text-style-name="P4" draw:layer="layout" svg:width="5.5cm" svg:height="0.5cm" svg:x="10.5cm" svg:y="4cm">
          <text:p><text:span text:style-name="T3">()</text:span></text:p>
        </draw:rect>
        <draw:rect draw:style-name="gr3" draw:text-style-name="P6" draw:layer="layout" svg:width="3cm" svg:height="0.5cm" svg:x="2.5cm" svg:y="4cm">
          <text:p text:style-name="P5"><text:span text:style-name="T4">&lt;&lt;constructor&gt;&gt;</text:span></text:p>
        </draw:rect>
        <draw:rect draw:style-name="gr3" draw:text-style-name="P6" draw:layer="layout" svg:width="3cm" svg:height="0.5cm" svg:x="2.5cm" svg:y="4.5cm">
          <text:p text:style-name="P5"><text:span text:style-name="T4">&lt;&lt;destructor&gt;&gt;</text:span></text:p>
        </draw:rect>
        <draw:rect draw:style-name="gr2" draw:text-style-name="P7" draw:layer="layout" svg:width="4cm" svg:height="0.5cm" svg:x="16cm" svg:y="4cm">
          <text:p text:style-name="P2"><text:span text:style-name="T4">: void</text:span></text:p>
        </draw:rect>
        <draw:rect draw:style-name="gr1" draw:text-style-name="P8" draw:layer="layout" svg:width="4cm" svg:height="0.5cm" svg:x="16cm" svg:y="4.5cm">
          <text:p><text:span text:style-name="T5">: void</text:span></text:p>
        </draw:rect>
        <draw:rect draw:style-name="gr2" draw:text-style-name="P7" draw:layer="layout" svg:width="6cm" svg:height="0.5cm" svg:x="20cm" svg:y="4cm">
          <text:p text:style-name="P2"><text:span text:style-name="T4">&lt;&lt;constructor,override&gt;&gt;</text:span></text:p>
        </draw:rect>
        <draw:rect draw:style-name="gr1" draw:text-style-name="P8" draw:layer="layout" svg:width="6cm" svg:height="0.5cm" svg:x="20cm" svg:y="4.5cm">
          <text:p><text:span text:style-name="T5">&lt;&lt;destructor</text:span><text:span text:style-name="T4">,override</text:span><text:span text:style-name="T5">&gt;&gt;</text:span></text:p>
        </draw:rect>
        <draw:rect draw:style-name="gr1" draw:text-style-name="P1" draw:layer="layout" svg:width="5.059cm" svg:height="0.5cm" svg:x="5.5cm" svg:y="3cm">
          <text:p><text:span text:style-name="T1">FSelected</text:span></text:p>
        </draw:rect>
        <draw:rect draw:style-name="gr4" draw:text-style-name="P9" draw:layer="layout" svg:width="5.5cm" svg:height="0.5cm" svg:x="10.5cm" svg:y="3cm">
          <text:p/>
        </draw:rect>
        <draw:rect draw:style-name="gr3" draw:text-style-name="P6" draw:layer="layout" svg:width="3cm" svg:height="0.5cm" svg:x="2.5cm" svg:y="3cm">
          <text:p text:style-name="P5"><text:span text:style-name="T4">&lt;&lt;variable&gt;&gt;</text:span></text:p>
        </draw:rect>
        <draw:rect draw:style-name="gr1" draw:text-style-name="P8" draw:layer="layout" svg:width="4cm" svg:height="0.5cm" svg:x="16cm" svg:y="3cm">
          <text:p><text:span text:style-name="T5">: Boolean</text:span></text:p>
        </draw:rect>
        <draw:rect draw:style-name="gr5" draw:text-style-name="P8" draw:layer="layout" svg:width="6cm" svg:height="0.5cm" svg:x="20cm" svg:y="3cm">
          <text:p/>
        </draw:rect>
        <draw:rect draw:style-name="gr1" draw:text-style-name="P1" draw:layer="layout" svg:width="5.059cm" svg:height="0.5cm" svg:x="5.5cm" svg:y="3.5cm">
          <text:p><text:span text:style-name="T1">Selected</text:span></text:p>
        </draw:rect>
        <draw:rect draw:style-name="gr4" draw:text-style-name="P9" draw:layer="layout" svg:width="5.5cm" svg:height="0.5cm" svg:x="10.5cm" svg:y="3.5cm">
          <text:p/>
        </draw:rect>
        <draw:rect draw:style-name="gr6" draw:text-style-name="P10" draw:layer="layout" svg:width="3cm" svg:height="0.5cm" svg:x="2.5cm" svg:y="3.5cm">
          <text:p text:style-name="P5"><text:span text:style-name="T5">&lt;&lt;property&gt;&gt;</text:span></text:p>
        </draw:rect>
        <draw:rect draw:style-name="gr1" draw:text-style-name="P8" draw:layer="layout" svg:width="4cm" svg:height="0.5cm" svg:x="16cm" svg:y="3.5cm">
          <text:p><text:span text:style-name="T5">: Boolean</text:span></text:p>
        </draw:rect>
        <draw:rect draw:style-name="gr1" draw:text-style-name="P8" draw:layer="layout" svg:width="6cm" svg:height="0.5cm" svg:x="20cm" svg:y="3.5cm">
          <text:p><text:span text:style-name="T5">&lt;&lt;</text:span><text:span text:style-name="T4">virtual</text:span><text:span text:style-name="T5">&gt;&gt;</text:span></text:p>
        </draw:rect>
        <draw:rect draw:style-name="gr7" draw:text-style-name="P11" draw:layer="layout" svg:width="24.5cm" svg:height="1.6cm" svg:x="1.5cm" svg:y="1.4cm">
          <text:p text:style-name="P5"><text:span text:style-name="T6">&lt;&lt;class&gt;&gt;</text:span></text:p>
          <text:p text:style-name="P5"><text:span text:style-name="T7">TSDVContainerTreeNode</text:span></text:p>
        </draw:rect>
        <draw:rect draw:style-name="gr6" draw:text-style-name="P12" draw:layer="layout" svg:width="0.5cm" svg:height="0.5cm" svg:x="2cm" svg:y="4cm">
          <text:p text:style-name="P5"><text:span text:style-name="T1">~</text:span></text:p>
        </draw:rect>
        <draw:rect draw:style-name="gr6" draw:text-style-name="P12" draw:layer="layout" svg:width="0.5cm" svg:height="0.5cm" svg:x="1.5cm" svg:y="4cm">
          <text:p text:style-name="P5"><text:span text:style-name="T1">+</text:span></text:p>
        </draw:rect>
        <draw:rect draw:style-name="gr6" draw:text-style-name="P12" draw:layer="layout" svg:width="0.5cm" svg:height="0.5cm" svg:x="2cm" svg:y="4.5cm">
          <text:p text:style-name="P5"><text:span text:style-name="T1">~</text:span></text:p>
        </draw:rect>
        <draw:rect draw:style-name="gr6" draw:text-style-name="P12" draw:layer="layout" svg:width="0.5cm" svg:height="0.5cm" svg:x="1.5cm" svg:y="4.5cm">
          <text:p text:style-name="P5"><text:span text:style-name="T1">+</text:span></text:p>
        </draw:rect>
        <draw:rect draw:style-name="gr6" draw:text-style-name="P12" draw:layer="layout" svg:width="0.5cm" svg:height="0.5cm" svg:x="2cm" svg:y="3cm">
          <text:p text:style-name="P5"><text:span text:style-name="T1">*</text:span></text:p>
        </draw:rect>
        <draw:rect draw:style-name="gr6" draw:text-style-name="P12" draw:layer="layout" svg:width="0.5cm" svg:height="0.5cm" svg:x="1.5cm" svg:y="3cm">
          <text:p text:style-name="P5"><text:span text:style-name="T1">#</text:span></text:p>
        </draw:rect>
        <draw:rect draw:style-name="gr6" draw:text-style-name="P12" draw:layer="layout" svg:width="0.5cm" svg:height="0.5cm" svg:x="2cm" svg:y="3.5cm">
          <text:p text:style-name="P5"><text:span text:style-name="T1">*</text:span></text:p>
        </draw:rect>
        <draw:rect draw:style-name="gr6" draw:text-style-name="P12" draw:layer="layout" svg:width="0.5cm" svg:height="0.5cm" svg:x="1.5cm" svg:y="3.5cm">
          <text:p text:style-name="P5"><text:span text:style-name="T1">#</text:span></text:p>
        </draw:rect>
        <draw:rect draw:style-name="gr8" draw:text-style-name="P5" draw:layer="layout" svg:width="24.5cm" svg:height="0.5cm" svg:x="1.5cm" svg:y="3cm">
          <text:p/>
        </draw:rect>
        <draw:rect draw:style-name="gr8" draw:text-style-name="P5" draw:layer="layout" svg:width="24.5cm" svg:height="1cm" svg:x="1.5cm" svg:y="4cm">
          <text:p/>
        </draw:rect>
        <draw:rect draw:style-name="gr8" draw:text-style-name="P5" draw:layer="layout" svg:width="24.5cm" svg:height="0.5cm" svg:x="1.5cm" svg:y="3.5cm">
          <text:p/>
        </draw:rect>
        <draw:rect draw:style-name="gr1" draw:text-style-name="P1" draw:layer="layout" svg:width="5.059cm" svg:height="0.5cm" svg:x="5.5cm" svg:y="7.5cm">
          <text:p><text:span text:style-name="T1">SelectAll</text:span></text:p>
        </draw:rect>
        <draw:rect draw:style-name="gr1" draw:text-style-name="P8" draw:layer="layout" svg:width="5.5cm" svg:height="0.5cm" svg:x="10.5cm" svg:y="7.5cm">
          <text:p><text:span text:style-name="T5">()</text:span></text:p>
        </draw:rect>
        <draw:rect draw:style-name="gr6" draw:text-style-name="P10" draw:layer="layout" svg:width="3cm" svg:height="0.5cm" svg:x="2.5cm" svg:y="7.5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7.5cm">
          <text:p><text:span text:style-name="T5">: void</text:span></text:p>
        </draw:rect>
        <draw:rect draw:style-name="gr1" draw:text-style-name="P8" draw:layer="layout" svg:width="6cm" svg:height="0.5cm" svg:x="20cm" svg:y="7.5cm">
          <text:p/>
        </draw:rect>
        <draw:rect draw:style-name="gr1" draw:text-style-name="P1" draw:layer="layout" svg:width="5.059cm" svg:height="0.5cm" svg:x="5.5cm" svg:y="8cm">
          <text:p><text:span text:style-name="T1">SelectNone</text:span></text:p>
        </draw:rect>
        <draw:rect draw:style-name="gr1" draw:text-style-name="P8" draw:layer="layout" svg:width="5.5cm" svg:height="0.5cm" svg:x="10.5cm" svg:y="8cm">
          <text:p><text:span text:style-name="T5">()</text:span></text:p>
        </draw:rect>
        <draw:rect draw:style-name="gr6" draw:text-style-name="P10" draw:layer="layout" svg:width="3cm" svg:height="0.5cm" svg:x="2.5cm" svg:y="8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8cm">
          <text:p><text:span text:style-name="T5">: void</text:span></text:p>
        </draw:rect>
        <draw:rect draw:style-name="gr1" draw:text-style-name="P8" draw:layer="layout" svg:width="6cm" svg:height="0.5cm" svg:x="20cm" svg:y="8cm">
          <text:p/>
        </draw:rect>
        <draw:rect draw:style-name="gr1" draw:text-style-name="P1" draw:layer="layout" svg:width="5.059cm" svg:height="0.5cm" svg:x="5.5cm" svg:y="8.5cm">
          <text:p><text:span text:style-name="T1">SelectToggle</text:span></text:p>
        </draw:rect>
        <draw:rect draw:style-name="gr1" draw:text-style-name="P8" draw:layer="layout" svg:width="5.5cm" svg:height="0.5cm" svg:x="10.5cm" svg:y="8.5cm">
          <text:p><text:span text:style-name="T5">()</text:span></text:p>
        </draw:rect>
        <draw:rect draw:style-name="gr6" draw:text-style-name="P10" draw:layer="layout" svg:width="3cm" svg:height="0.5cm" svg:x="2.5cm" svg:y="8.5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8.5cm">
          <text:p><text:span text:style-name="T5">: void</text:span></text:p>
        </draw:rect>
        <draw:rect draw:style-name="gr1" draw:text-style-name="P8" draw:layer="layout" svg:width="6cm" svg:height="0.5cm" svg:x="20cm" svg:y="8.5cm">
          <text:p/>
        </draw:rect>
        <draw:rect draw:style-name="gr1" draw:text-style-name="P1" draw:layer="layout" svg:width="5.059cm" svg:height="0.5cm" svg:x="5.5cm" svg:y="5cm">
          <text:p><text:span text:style-name="T1">ApplySelectAll</text:span></text:p>
        </draw:rect>
        <draw:rect draw:style-name="gr1" draw:text-style-name="P8" draw:layer="layout" svg:width="5.5cm" svg:height="0.5cm" svg:x="10.5cm" svg:y="5cm">
          <text:p><text:span text:style-name="T5">(var ANode: TSDVTreeNode; const AParam: pointer)</text:span></text:p>
        </draw:rect>
        <draw:rect draw:style-name="gr6" draw:text-style-name="P10" draw:layer="layout" svg:width="3cm" svg:height="0.5cm" svg:x="2.5cm" svg:y="5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5cm">
          <text:p><text:span text:style-name="T5">: void</text:span></text:p>
        </draw:rect>
        <draw:rect draw:style-name="gr1" draw:text-style-name="P8" draw:layer="layout" svg:width="6cm" svg:height="0.5cm" svg:x="20cm" svg:y="5cm">
          <text:p/>
        </draw:rect>
        <draw:rect draw:style-name="gr1" draw:text-style-name="P1" draw:layer="layout" svg:width="5.059cm" svg:height="0.5cm" svg:x="5.5cm" svg:y="5.5cm">
          <text:p><text:span text:style-name="T1">ApplySelectNone</text:span></text:p>
        </draw:rect>
        <draw:rect draw:style-name="gr1" draw:text-style-name="P8" draw:layer="layout" svg:width="5.5cm" svg:height="0.5cm" svg:x="10.5cm" svg:y="5.5cm">
          <text:p><text:span text:style-name="T5">(var ANode: TSDVTreeNode; const AParam: pointer)</text:span></text:p>
        </draw:rect>
        <draw:rect draw:style-name="gr6" draw:text-style-name="P10" draw:layer="layout" svg:width="3cm" svg:height="0.5cm" svg:x="2.5cm" svg:y="5.5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5.5cm">
          <text:p><text:span text:style-name="T5">: void</text:span></text:p>
        </draw:rect>
        <draw:rect draw:style-name="gr1" draw:text-style-name="P8" draw:layer="layout" svg:width="6cm" svg:height="0.5cm" svg:x="20cm" svg:y="5.5cm">
          <text:p/>
        </draw:rect>
        <draw:rect draw:style-name="gr1" draw:text-style-name="P1" draw:layer="layout" svg:width="5.059cm" svg:height="0.5cm" svg:x="5.5cm" svg:y="6cm">
          <text:p><text:span text:style-name="T1">ApplySelectToggle</text:span></text:p>
        </draw:rect>
        <draw:rect draw:style-name="gr1" draw:text-style-name="P8" draw:layer="layout" svg:width="5.5cm" svg:height="0.5cm" svg:x="10.5cm" svg:y="6cm">
          <text:p><text:span text:style-name="T5">(var ANode: TSDVTreeNode; const AParam: pointer)</text:span></text:p>
        </draw:rect>
        <draw:rect draw:style-name="gr6" draw:text-style-name="P10" draw:layer="layout" svg:width="3cm" svg:height="0.5cm" svg:x="2.5cm" svg:y="6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6cm">
          <text:p><text:span text:style-name="T5">: void</text:span></text:p>
        </draw:rect>
        <draw:rect draw:style-name="gr1" draw:text-style-name="P8" draw:layer="layout" svg:width="6cm" svg:height="0.5cm" svg:x="20cm" svg:y="6cm">
          <text:p/>
        </draw:rect>
        <draw:rect draw:style-name="gr1" draw:text-style-name="P1" draw:layer="layout" svg:width="5.059cm" svg:height="0.5cm" svg:x="5.5cm" svg:y="7cm">
          <text:p><text:span text:style-name="T1">ConfirmedChangeSelected</text:span></text:p>
        </draw:rect>
        <draw:rect draw:style-name="gr1" draw:text-style-name="P8" draw:layer="layout" svg:width="5.5cm" svg:height="0.5cm" svg:x="10.5cm" svg:y="7cm">
          <text:p><text:span text:style-name="T5">()</text:span></text:p>
        </draw:rect>
        <draw:rect draw:style-name="gr6" draw:text-style-name="P10" draw:layer="layout" svg:width="3cm" svg:height="0.5cm" svg:x="2.5cm" svg:y="7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7cm">
          <text:p><text:span text:style-name="T5">: void</text:span></text:p>
        </draw:rect>
        <draw:rect draw:style-name="gr1" draw:text-style-name="P8" draw:layer="layout" svg:width="6cm" svg:height="0.5cm" svg:x="20cm" svg:y="7cm">
          <text:p/>
        </draw:rect>
        <draw:rect draw:style-name="gr6" draw:text-style-name="P12" draw:layer="layout" svg:width="0.5cm" svg:height="0.5cm" svg:x="2cm" svg:y="7.5cm">
          <text:p text:style-name="P5"><text:span text:style-name="T1">*</text:span></text:p>
        </draw:rect>
        <draw:rect draw:style-name="gr6" draw:text-style-name="P12" draw:layer="layout" svg:width="0.5cm" svg:height="0.5cm" svg:x="1.5cm" svg:y="7.5cm">
          <text:p text:style-name="P5"><text:span text:style-name="T1">+</text:span></text:p>
        </draw:rect>
        <draw:rect draw:style-name="gr6" draw:text-style-name="P12" draw:layer="layout" svg:width="0.5cm" svg:height="0.5cm" svg:x="2cm" svg:y="8cm">
          <text:p text:style-name="P5"><text:span text:style-name="T1">*</text:span></text:p>
        </draw:rect>
        <draw:rect draw:style-name="gr6" draw:text-style-name="P12" draw:layer="layout" svg:width="0.5cm" svg:height="0.5cm" svg:x="1.5cm" svg:y="8cm">
          <text:p text:style-name="P5"><text:span text:style-name="T1">+</text:span></text:p>
        </draw:rect>
        <draw:rect draw:style-name="gr6" draw:text-style-name="P12" draw:layer="layout" svg:width="0.5cm" svg:height="0.5cm" svg:x="2cm" svg:y="8.5cm">
          <text:p text:style-name="P5"><text:span text:style-name="T1">*</text:span></text:p>
        </draw:rect>
        <draw:rect draw:style-name="gr6" draw:text-style-name="P12" draw:layer="layout" svg:width="0.5cm" svg:height="0.5cm" svg:x="1.5cm" svg:y="8.5cm">
          <text:p text:style-name="P5"><text:span text:style-name="T1">+</text:span></text:p>
        </draw:rect>
        <draw:rect draw:style-name="gr6" draw:text-style-name="P12" draw:layer="layout" svg:width="0.5cm" svg:height="0.5cm" svg:x="2cm" svg:y="5cm">
          <text:p text:style-name="P5"><text:span text:style-name="T1">*</text:span></text:p>
        </draw:rect>
        <draw:rect draw:style-name="gr6" draw:text-style-name="P12" draw:layer="layout" svg:width="0.5cm" svg:height="0.5cm" svg:x="1.5cm" svg:y="5cm">
          <text:p text:style-name="P5"><text:span text:style-name="T1">#</text:span></text:p>
        </draw:rect>
        <draw:rect draw:style-name="gr6" draw:text-style-name="P12" draw:layer="layout" svg:width="0.5cm" svg:height="0.5cm" svg:x="2cm" svg:y="5.5cm">
          <text:p text:style-name="P5"><text:span text:style-name="T1">*</text:span></text:p>
        </draw:rect>
        <draw:rect draw:style-name="gr6" draw:text-style-name="P12" draw:layer="layout" svg:width="0.5cm" svg:height="0.5cm" svg:x="1.5cm" svg:y="5.5cm">
          <text:p text:style-name="P5"><text:span text:style-name="T1">#</text:span></text:p>
        </draw:rect>
        <draw:rect draw:style-name="gr6" draw:text-style-name="P12" draw:layer="layout" svg:width="0.5cm" svg:height="0.5cm" svg:x="2cm" svg:y="6cm">
          <text:p text:style-name="P5"><text:span text:style-name="T1">*</text:span></text:p>
        </draw:rect>
        <draw:rect draw:style-name="gr6" draw:text-style-name="P12" draw:layer="layout" svg:width="0.5cm" svg:height="0.5cm" svg:x="1.5cm" svg:y="6cm">
          <text:p text:style-name="P5"><text:span text:style-name="T1">#</text:span></text:p>
        </draw:rect>
        <draw:rect draw:style-name="gr6" draw:text-style-name="P12" draw:layer="layout" svg:width="0.5cm" svg:height="0.5cm" svg:x="2cm" svg:y="7cm">
          <text:p text:style-name="P5"><text:span text:style-name="T1">*</text:span></text:p>
        </draw:rect>
        <draw:rect draw:style-name="gr6" draw:text-style-name="P12" draw:layer="layout" svg:width="0.5cm" svg:height="0.5cm" svg:x="1.5cm" svg:y="7cm">
          <text:p text:style-name="P5"><text:span text:style-name="T1">##</text:span></text:p>
        </draw:rect>
        <draw:rect draw:style-name="gr1" draw:text-style-name="P1" draw:layer="layout" svg:width="5.059cm" svg:height="0.5cm" svg:x="5.5cm" svg:y="6.5cm">
          <text:p><text:span text:style-name="T1">ApplySelectAs</text:span></text:p>
        </draw:rect>
        <draw:rect draw:style-name="gr1" draw:text-style-name="P8" draw:layer="layout" svg:width="5.5cm" svg:height="0.5cm" svg:x="10.5cm" svg:y="6.5cm">
          <text:p><text:span text:style-name="T5">(const AValue: Boolean)</text:span></text:p>
        </draw:rect>
        <draw:rect draw:style-name="gr6" draw:text-style-name="P10" draw:layer="layout" svg:width="3cm" svg:height="0.5cm" svg:x="2.5cm" svg:y="6.5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6.5cm">
          <text:p><text:span text:style-name="T5">: void</text:span></text:p>
        </draw:rect>
        <draw:rect draw:style-name="gr1" draw:text-style-name="P8" draw:layer="layout" svg:width="6cm" svg:height="0.5cm" svg:x="20cm" svg:y="6.5cm">
          <text:p/>
        </draw:rect>
        <draw:rect draw:style-name="gr6" draw:text-style-name="P12" draw:layer="layout" svg:width="0.5cm" svg:height="0.5cm" svg:x="2cm" svg:y="6.5cm">
          <text:p text:style-name="P5"><text:span text:style-name="T1">*</text:span></text:p>
        </draw:rect>
        <draw:rect draw:style-name="gr6" draw:text-style-name="P12" draw:layer="layout" svg:width="0.5cm" svg:height="0.5cm" svg:x="1.5cm" svg:y="6.5cm">
          <text:p text:style-name="P5"><text:span text:style-name="T1">#</text:span></text:p>
        </draw:rect>
        <draw:rect draw:style-name="gr1" draw:text-style-name="P1" draw:layer="layout" svg:width="5.059cm" svg:height="0.5cm" svg:x="5.5cm" svg:y="9cm">
          <text:p><text:span text:style-name="T1">SelectAs</text:span></text:p>
        </draw:rect>
        <draw:rect draw:style-name="gr1" draw:text-style-name="P8" draw:layer="layout" svg:width="5.5cm" svg:height="0.5cm" svg:x="10.5cm" svg:y="9cm">
          <text:p><text:span text:style-name="T5">(const AValue: Boolean)</text:span></text:p>
        </draw:rect>
        <draw:rect draw:style-name="gr6" draw:text-style-name="P10" draw:layer="layout" svg:width="3cm" svg:height="0.5cm" svg:x="2.5cm" svg:y="9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9cm">
          <text:p><text:span text:style-name="T5">: void</text:span></text:p>
        </draw:rect>
        <draw:rect draw:style-name="gr1" draw:text-style-name="P8" draw:layer="layout" svg:width="6cm" svg:height="0.5cm" svg:x="20cm" svg:y="9cm">
          <text:p/>
        </draw:rect>
        <draw:rect draw:style-name="gr6" draw:text-style-name="P12" draw:layer="layout" svg:width="0.5cm" svg:height="0.5cm" svg:x="2cm" svg:y="9cm">
          <text:p text:style-name="P5"><text:span text:style-name="T1">*</text:span></text:p>
        </draw:rect>
        <draw:rect draw:style-name="gr6" draw:text-style-name="P12" draw:layer="layout" svg:width="0.5cm" svg:height="0.5cm" svg:x="1.5cm" svg:y="9cm">
          <text:p text:style-name="P5"><text:span text:style-name="T1">+</text:span></text:p>
        </draw:rect>
        <draw:rect draw:style-name="gr8" draw:text-style-name="P5" draw:layer="layout" svg:width="24.5cm" svg:height="2cm" svg:x="1.5cm" svg:y="5cm">
          <text:p/>
        </draw:rect>
        <draw:rect draw:style-name="gr8" draw:text-style-name="P5" draw:layer="layout" svg:width="24.5cm" svg:height="2cm" svg:x="1.5cm" svg:y="7.5cm">
          <text:p/>
        </draw:rect>
        <draw:rect draw:style-name="gr8" draw:text-style-name="P5" draw:layer="layout" svg:width="24.5cm" svg:height="0.5cm" svg:x="1.5cm" svg:y="7cm">
          <text:p/>
        </draw:rect>
      </draw:page>
      <draw:page draw:name="page2" draw:style-name="dp1" draw:master-page-name="Predeterminado">
        <office:forms form:automatic-focus="false" form:apply-design-mode="false"/>
        <draw:rect draw:style-name="gr6" draw:text-style-name="P10" draw:layer="layout" svg:width="3cm" svg:height="0.5cm" svg:x="2.5cm" svg:y="3cm">
          <text:p text:style-name="P5"><text:span text:style-name="T5">&lt;&lt;variable&gt;&gt;</text:span></text:p>
        </draw:rect>
        <draw:rect draw:style-name="gr6" draw:text-style-name="P10" draw:layer="layout" svg:width="3cm" svg:height="0.5cm" svg:x="2.5cm" svg:y="3.5cm">
          <text:p text:style-name="P5"><text:span text:style-name="T5">&lt;&lt;function&gt;&gt;</text:span></text:p>
        </draw:rect>
        <draw:rect draw:style-name="gr6" draw:text-style-name="P10" draw:layer="layout" svg:width="3cm" svg:height="1cm" svg:x="2.5cm" svg:y="4cm">
          <text:p text:style-name="P5"><text:span text:style-name="T5">&lt;&lt;procedure&gt;&gt;</text:span></text:p>
        </draw:rect>
        <draw:rect draw:style-name="gr6" draw:text-style-name="P10" draw:layer="layout" svg:width="3cm" svg:height="0.5cm" svg:x="2.5cm" svg:y="5.5cm">
          <text:p text:style-name="P5"><text:span text:style-name="T5">&lt;&lt;property&gt;&gt;</text:span></text:p>
        </draw:rect>
        <draw:rect draw:style-name="gr1" draw:text-style-name="P1" draw:layer="layout" svg:width="5.059cm" svg:height="0.5cm" svg:x="5.5cm" svg:y="3cm">
          <text:p><text:span text:style-name="T1">FContainer</text:span></text:p>
        </draw:rect>
        <draw:rect draw:style-name="gr5" draw:text-style-name="P8" draw:layer="layout" svg:width="5.5cm" svg:height="0.5cm" svg:x="10.5cm" svg:y="3cm">
          <text:p/>
        </draw:rect>
        <draw:rect draw:style-name="gr1" draw:text-style-name="P8" draw:layer="layout" svg:width="4cm" svg:height="0.5cm" svg:x="16cm" svg:y="3cm">
          <text:p><text:span text:style-name="T5">: TCustomSDVTreeContainer</text:span></text:p>
        </draw:rect>
        <draw:rect draw:style-name="gr5" draw:text-style-name="P8" draw:layer="layout" svg:width="6cm" svg:height="0.5cm" svg:x="20cm" svg:y="3cm">
          <text:p/>
        </draw:rect>
        <draw:rect draw:style-name="gr1" draw:text-style-name="P1" draw:layer="layout" svg:width="5.059cm" svg:height="0.5cm" svg:x="5.5cm" svg:y="3.5cm">
          <text:p><text:span text:style-name="T1">CreateNodeByClass</text:span></text:p>
        </draw:rect>
        <draw:rect draw:style-name="gr1" draw:text-style-name="P8" draw:layer="layout" svg:width="5.5cm" svg:height="0.5cm" svg:x="10.5cm" svg:y="3.5cm">
          <text:p><text:span text:style-name="T5">()</text:span></text:p>
        </draw:rect>
        <draw:rect draw:style-name="gr1" draw:text-style-name="P8" draw:layer="layout" svg:width="4cm" svg:height="0.5cm" svg:x="16cm" svg:y="3.5cm">
          <text:p><text:span text:style-name="T5">: TSDVTreeNode</text:span></text:p>
        </draw:rect>
        <draw:rect draw:style-name="gr1" draw:text-style-name="P8" draw:layer="layout" svg:width="6cm" svg:height="0.5cm" svg:x="20cm" svg:y="3.5cm">
          <text:p><text:span text:style-name="T5">&lt;&lt;override&gt;&gt;</text:span></text:p>
        </draw:rect>
        <draw:rect draw:style-name="gr2" draw:text-style-name="P3" draw:layer="layout" svg:width="5.059cm" svg:height="0.5cm" svg:x="5.5cm" svg:y="5cm">
          <text:p text:style-name="P2"><text:span text:style-name="T2">Create</text:span></text:p>
        </draw:rect>
        <draw:rect draw:style-name="gr1" draw:text-style-name="P4" draw:layer="layout" svg:width="5.5cm" svg:height="0.5cm" svg:x="10.5cm" svg:y="5cm">
          <text:p><text:span text:style-name="T3">()</text:span></text:p>
        </draw:rect>
        <draw:rect draw:style-name="gr3" draw:text-style-name="P6" draw:layer="layout" svg:width="3cm" svg:height="0.5cm" svg:x="2.5cm" svg:y="5cm">
          <text:p text:style-name="P5"><text:span text:style-name="T4">&lt;&lt;constructor&gt;&gt;</text:span></text:p>
        </draw:rect>
        <draw:rect draw:style-name="gr2" draw:text-style-name="P7" draw:layer="layout" svg:width="4cm" svg:height="0.5cm" svg:x="16cm" svg:y="5cm">
          <text:p text:style-name="P2"><text:span text:style-name="T4">: void</text:span></text:p>
        </draw:rect>
        <draw:rect draw:style-name="gr2" draw:text-style-name="P7" draw:layer="layout" svg:width="6cm" svg:height="0.5cm" svg:x="20cm" svg:y="5cm">
          <text:p text:style-name="P2"><text:span text:style-name="T4">&lt;&lt;constructor,override&gt;&gt;</text:span></text:p>
        </draw:rect>
        <draw:rect draw:style-name="gr1" draw:text-style-name="P1" draw:layer="layout" svg:width="5.059cm" svg:height="1cm" svg:x="5.5cm" svg:y="4cm">
          <text:p><text:span text:style-name="T1">RequestChangeSelected</text:span></text:p>
        </draw:rect>
        <draw:rect draw:style-name="gr1" draw:text-style-name="P8" draw:layer="layout" svg:width="5.5cm" svg:height="1cm" svg:x="10.5cm" svg:y="4cm">
          <text:p><text:span text:style-name="T5">(const ANode: TSDVTreeNode;</text:span></text:p>
          <text:p><text:span text:style-name="T5">const ASelected: Boolean)</text:span></text:p>
        </draw:rect>
        <draw:rect draw:style-name="gr1" draw:text-style-name="P8" draw:layer="layout" svg:width="4cm" svg:height="1cm" svg:x="16cm" svg:y="4cm">
          <text:p><text:span text:style-name="T5">: void</text:span></text:p>
        </draw:rect>
        <draw:rect draw:style-name="gr1" draw:text-style-name="P8" draw:layer="layout" svg:width="6cm" svg:height="1cm" svg:x="20cm" svg:y="4cm">
          <text:p><text:span text:style-name="T5">&lt;&lt;nonvirtual&gt;&gt;</text:span></text:p>
        </draw:rect>
        <draw:rect draw:style-name="gr1" draw:text-style-name="P1" draw:layer="layout" svg:width="5.059cm" svg:height="0.5cm" svg:x="5.5cm" svg:y="5.5cm">
          <text:p><text:span text:style-name="T1">Container</text:span></text:p>
        </draw:rect>
        <draw:rect draw:style-name="gr5" draw:text-style-name="P8" draw:layer="layout" svg:width="5.5cm" svg:height="0.5cm" svg:x="10.5cm" svg:y="5.5cm">
          <text:p/>
        </draw:rect>
        <draw:rect draw:style-name="gr1" draw:text-style-name="P8" draw:layer="layout" svg:width="4cm" svg:height="0.5cm" svg:x="16cm" svg:y="5.5cm">
          <text:p><text:span text:style-name="T5">: TCustomSDVTreeContainer</text:span></text:p>
        </draw:rect>
        <draw:rect draw:style-name="gr1" draw:text-style-name="P8" draw:layer="layout" svg:width="6cm" svg:height="0.5cm" svg:x="20cm" svg:y="5.5cm">
          <text:p><text:span text:style-name="T5">&lt;&lt;virtual&gt;&gt;</text:span></text:p>
        </draw:rect>
        <draw:rect draw:style-name="gr6" draw:text-style-name="P12" draw:layer="layout" svg:width="0.5cm" svg:height="0.5cm" svg:x="2cm" svg:y="3cm">
          <text:p text:style-name="P5"><text:span text:style-name="T1">*</text:span></text:p>
        </draw:rect>
        <draw:rect draw:style-name="gr6" draw:text-style-name="P12" draw:layer="layout" svg:width="0.5cm" svg:height="0.5cm" svg:x="1.5cm" svg:y="3cm">
          <text:p text:style-name="P5"><text:span text:style-name="T1">#</text:span></text:p>
        </draw:rect>
        <draw:rect draw:style-name="gr6" draw:text-style-name="P12" draw:layer="layout" svg:width="0.5cm" svg:height="0.5cm" svg:x="2cm" svg:y="3.5cm">
          <text:p text:style-name="P5"><text:span text:style-name="T1">~</text:span></text:p>
        </draw:rect>
        <draw:rect draw:style-name="gr6" draw:text-style-name="P12" draw:layer="layout" svg:width="0.5cm" svg:height="0.5cm" svg:x="1.5cm" svg:y="3.5cm">
          <text:p text:style-name="P5"><text:span text:style-name="T1">#</text:span></text:p>
        </draw:rect>
        <draw:rect draw:style-name="gr6" draw:text-style-name="P12" draw:layer="layout" svg:width="0.5cm" svg:height="0.5cm" svg:x="2cm" svg:y="5cm">
          <text:p text:style-name="P5"><text:span text:style-name="T1">~</text:span></text:p>
        </draw:rect>
        <draw:rect draw:style-name="gr6" draw:text-style-name="P12" draw:layer="layout" svg:width="0.5cm" svg:height="0.5cm" svg:x="1.5cm" svg:y="5cm">
          <text:p text:style-name="P5"><text:span text:style-name="T1">+</text:span></text:p>
        </draw:rect>
        <draw:rect draw:style-name="gr6" draw:text-style-name="P12" draw:layer="layout" svg:width="0.5cm" svg:height="1cm" svg:x="2cm" svg:y="4cm">
          <text:p text:style-name="P5"><text:span text:style-name="T1">*</text:span></text:p>
        </draw:rect>
        <draw:rect draw:style-name="gr6" draw:text-style-name="P12" draw:layer="layout" svg:width="0.5cm" svg:height="1cm" svg:x="1.5cm" svg:y="4cm">
          <text:p text:style-name="P5"><text:span text:style-name="T1">##</text:span></text:p>
        </draw:rect>
        <draw:rect draw:style-name="gr6" draw:text-style-name="P12" draw:layer="layout" svg:width="0.5cm" svg:height="0.5cm" svg:x="2cm" svg:y="5.5cm">
          <text:p text:style-name="P5"><text:span text:style-name="T1">*</text:span></text:p>
        </draw:rect>
        <draw:rect draw:style-name="gr6" draw:text-style-name="P12" draw:layer="layout" svg:width="0.5cm" svg:height="0.5cm" svg:x="1.5cm" svg:y="5.5cm">
          <text:p text:style-name="P5"><text:span text:style-name="T1">+</text:span></text:p>
        </draw:rect>
        <draw:rect draw:style-name="gr7" draw:text-style-name="P11" draw:layer="layout" svg:width="24.5cm" svg:height="1.6cm" svg:x="1.5cm" svg:y="1.4cm">
          <text:p text:style-name="P5"><text:span text:style-name="T6">&lt;&lt;class&gt;&gt;</text:span></text:p>
          <text:p text:style-name="P5"><text:span text:style-name="T7">TSDVContainerTreeCollection</text:span></text:p>
        </draw:rect>
        <draw:rect draw:style-name="gr8" draw:text-style-name="P5" draw:layer="layout" svg:width="24.5cm" svg:height="0.5cm" svg:x="1.5cm" svg:y="3cm">
          <text:p/>
        </draw:rect>
        <draw:rect draw:style-name="gr8" draw:text-style-name="P5" draw:layer="layout" svg:width="24.5cm" svg:height="0.5cm" svg:x="1.5cm" svg:y="3.5cm">
          <text:p/>
        </draw:rect>
        <draw:rect draw:style-name="gr8" draw:text-style-name="P5" draw:layer="layout" svg:width="24.5cm" svg:height="0.5cm" svg:x="1.5cm" svg:y="5cm">
          <text:p/>
        </draw:rect>
        <draw:rect draw:style-name="gr8" draw:text-style-name="P5" draw:layer="layout" svg:width="24.5cm" svg:height="1cm" svg:x="1.5cm" svg:y="4cm">
          <text:p/>
        </draw:rect>
        <draw:rect draw:style-name="gr8" draw:text-style-name="P5" draw:layer="layout" svg:width="24.5cm" svg:height="0.5cm" svg:x="1.5cm" svg:y="5.5cm">
          <text:p/>
        </draw:rect>
        <draw:rect draw:style-name="gr1" draw:text-style-name="P1" draw:layer="layout" svg:width="5.059cm" svg:height="1cm" svg:x="5.5cm" svg:y="8cm">
          <text:p><text:span text:style-name="T1">Internal</text:span></text:p>
          <text:p><text:span text:style-name="T1">BeforeChangeSelected</text:span></text:p>
        </draw:rect>
        <draw:rect draw:style-name="gr6" draw:text-style-name="P12" draw:layer="layout" svg:width="0.5cm" svg:height="1cm" svg:x="2cm" svg:y="8cm">
          <text:p text:style-name="P5"><text:span text:style-name="T1">*</text:span></text:p>
        </draw:rect>
        <draw:rect draw:style-name="gr6" draw:text-style-name="P12" draw:layer="layout" svg:width="0.5cm" svg:height="1cm" svg:x="1.5cm" svg:y="8cm">
          <text:p text:style-name="P5"><text:span text:style-name="T1">#</text:span></text:p>
        </draw:rect>
        <draw:rect draw:style-name="gr1" draw:text-style-name="P8" draw:layer="layout" svg:width="5.5cm" svg:height="1cm" svg:x="10.5cm" svg:y="8cm">
          <text:p><text:span text:style-name="T5">(const ANode: TSDVTreeNode;</text:span></text:p>
          <text:p><text:span text:style-name="T5">const A</text:span><text:span text:style-name="T1">Selected</text:span><text:span text:style-name="T5">: Boolean)</text:span></text:p>
        </draw:rect>
        <draw:rect draw:style-name="gr6" draw:text-style-name="P10" draw:layer="layout" svg:width="3cm" svg:height="1cm" svg:x="2.5cm" svg:y="8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8cm">
          <text:p><text:span text:style-name="T5">: void</text:span></text:p>
        </draw:rect>
        <draw:rect draw:style-name="gr1" draw:text-style-name="P8" draw:layer="layout" svg:width="6cm" svg:height="1cm" svg:x="20cm" svg:y="8cm">
          <text:p><text:span text:style-name="T5">&lt;&lt;virtual&gt;&gt;</text:span></text:p>
        </draw:rect>
        <draw:rect draw:style-name="gr1" draw:text-style-name="P1" draw:layer="layout" svg:width="5.059cm" svg:height="1cm" svg:x="5.5cm" svg:y="9cm">
          <text:p><text:span text:style-name="T1">Internal</text:span></text:p>
          <text:p><text:span text:style-name="T1">AfterChangeSelected</text:span></text:p>
        </draw:rect>
        <draw:rect draw:style-name="gr6" draw:text-style-name="P12" draw:layer="layout" svg:width="0.5cm" svg:height="1cm" svg:x="2cm" svg:y="9cm">
          <text:p text:style-name="P5"><text:span text:style-name="T1">*</text:span></text:p>
        </draw:rect>
        <draw:rect draw:style-name="gr6" draw:text-style-name="P12" draw:layer="layout" svg:width="0.5cm" svg:height="1cm" svg:x="1.5cm" svg:y="9cm">
          <text:p text:style-name="P5"><text:span text:style-name="T1">#</text:span></text:p>
        </draw:rect>
        <draw:rect draw:style-name="gr1" draw:text-style-name="P8" draw:layer="layout" svg:width="5.5cm" svg:height="1cm" svg:x="10.5cm" svg:y="9cm">
          <text:p><text:span text:style-name="T5">(const ANode: TSDVTreeNode)</text:span></text:p>
        </draw:rect>
        <draw:rect draw:style-name="gr6" draw:text-style-name="P10" draw:layer="layout" svg:width="3cm" svg:height="1cm" svg:x="2.5cm" svg:y="9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9cm">
          <text:p><text:span text:style-name="T5">: void</text:span></text:p>
        </draw:rect>
        <draw:rect draw:style-name="gr1" draw:text-style-name="P8" draw:layer="layout" svg:width="6cm" svg:height="1cm" svg:x="20cm" svg:y="9cm">
          <text:p><text:span text:style-name="T5">&lt;&lt;virtual&gt;&gt;</text:span></text:p>
        </draw:rect>
        <draw:rect draw:style-name="gr1" draw:text-style-name="P1" draw:layer="layout" svg:width="5.059cm" svg:height="1cm" svg:x="5.5cm" svg:y="10cm">
          <text:p><text:span text:style-name="T1">Internal</text:span></text:p>
          <text:p><text:span text:style-name="T1">ConfirmedChangeSelected</text:span></text:p>
        </draw:rect>
        <draw:rect draw:style-name="gr6" draw:text-style-name="P12" draw:layer="layout" svg:width="0.5cm" svg:height="1cm" svg:x="2cm" svg:y="10cm">
          <text:p text:style-name="P5"><text:span text:style-name="T1">*</text:span></text:p>
        </draw:rect>
        <draw:rect draw:style-name="gr6" draw:text-style-name="P12" draw:layer="layout" svg:width="0.5cm" svg:height="1cm" svg:x="1.5cm" svg:y="10cm">
          <text:p text:style-name="P5"><text:span text:style-name="T1">#</text:span></text:p>
        </draw:rect>
        <draw:rect draw:style-name="gr1" draw:text-style-name="P8" draw:layer="layout" svg:width="5.5cm" svg:height="1cm" svg:x="10.5cm" svg:y="10cm">
          <text:p><text:span text:style-name="T5">(const ANode: TSDVTreeNode;</text:span></text:p>
          <text:p><text:span text:style-name="T5">const A</text:span><text:span text:style-name="T1">Selected</text:span><text:span text:style-name="T5">: Boolean)</text:span></text:p>
        </draw:rect>
        <draw:rect draw:style-name="gr6" draw:text-style-name="P10" draw:layer="layout" svg:width="3cm" svg:height="1cm" svg:x="2.5cm" svg:y="10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10cm">
          <text:p><text:span text:style-name="T5">: void</text:span></text:p>
        </draw:rect>
        <draw:rect draw:style-name="gr1" draw:text-style-name="P8" draw:layer="layout" svg:width="6cm" svg:height="1cm" svg:x="20cm" svg:y="10cm">
          <text:p><text:span text:style-name="T5">&lt;&lt;virtual&gt;&gt;</text:span></text:p>
        </draw:rect>
        <draw:rect draw:style-name="gr1" draw:text-style-name="P1" draw:layer="layout" svg:width="5.059cm" svg:height="1cm" svg:x="5.5cm" svg:y="6cm">
          <text:p><text:span text:style-name="T1">Internal</text:span></text:p>
          <text:p><text:span text:style-name="T1">BeforeChangeText</text:span></text:p>
        </draw:rect>
        <draw:rect draw:style-name="gr6" draw:text-style-name="P12" draw:layer="layout" svg:width="0.5cm" svg:height="1cm" svg:x="2cm" svg:y="6cm">
          <text:p text:style-name="P5"><text:span text:style-name="T1">~</text:span></text:p>
        </draw:rect>
        <draw:rect draw:style-name="gr6" draw:text-style-name="P12" draw:layer="layout" svg:width="0.5cm" svg:height="1cm" svg:x="1.5cm" svg:y="6cm">
          <text:p text:style-name="P5"><text:span text:style-name="T1">#</text:span></text:p>
        </draw:rect>
        <draw:rect draw:style-name="gr1" draw:text-style-name="P8" draw:layer="layout" svg:width="5.5cm" svg:height="1cm" svg:x="10.5cm" svg:y="6cm">
          <text:p><text:span text:style-name="T5">(const ANode: TSDVTreeNode;</text:span></text:p>
          <text:p><text:span text:style-name="T5">const AText: string)</text:span></text:p>
        </draw:rect>
        <draw:rect draw:style-name="gr6" draw:text-style-name="P10" draw:layer="layout" svg:width="3cm" svg:height="1cm" svg:x="2.5cm" svg:y="6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6cm">
          <text:p><text:span text:style-name="T5">: void</text:span></text:p>
        </draw:rect>
        <draw:rect draw:style-name="gr1" draw:text-style-name="P8" draw:layer="layout" svg:width="6cm" svg:height="1cm" svg:x="20cm" svg:y="6cm">
          <text:p><text:span text:style-name="T5">&lt;&lt;override&gt;&gt;</text:span></text:p>
        </draw:rect>
        <draw:rect draw:style-name="gr1" draw:text-style-name="P1" draw:layer="layout" svg:width="5.059cm" svg:height="1cm" svg:x="5.5cm" svg:y="7cm">
          <text:p><text:span text:style-name="T1">Internal</text:span></text:p>
          <text:p><text:span text:style-name="T1">AfterChangeText</text:span></text:p>
        </draw:rect>
        <draw:rect draw:style-name="gr6" draw:text-style-name="P12" draw:layer="layout" svg:width="0.5cm" svg:height="1cm" svg:x="2cm" svg:y="7cm">
          <text:p text:style-name="P5"><text:span text:style-name="T1">~</text:span></text:p>
        </draw:rect>
        <draw:rect draw:style-name="gr6" draw:text-style-name="P12" draw:layer="layout" svg:width="0.5cm" svg:height="1cm" svg:x="1.5cm" svg:y="7cm">
          <text:p text:style-name="P5"><text:span text:style-name="T1">#</text:span></text:p>
        </draw:rect>
        <draw:rect draw:style-name="gr1" draw:text-style-name="P8" draw:layer="layout" svg:width="5.5cm" svg:height="1cm" svg:x="10.5cm" svg:y="7cm">
          <text:p><text:span text:style-name="T5">(const ANode: TSDVTreeNode)</text:span></text:p>
        </draw:rect>
        <draw:rect draw:style-name="gr6" draw:text-style-name="P10" draw:layer="layout" svg:width="3cm" svg:height="1cm" svg:x="2.5cm" svg:y="7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7cm">
          <text:p><text:span text:style-name="T5">: void</text:span></text:p>
        </draw:rect>
        <draw:rect draw:style-name="gr1" draw:text-style-name="P8" draw:layer="layout" svg:width="6cm" svg:height="1cm" svg:x="20cm" svg:y="7cm">
          <text:p><text:span text:style-name="T5">&lt;&lt;override&gt;&gt;</text:span></text:p>
        </draw:rect>
        <draw:rect draw:style-name="gr1" draw:text-style-name="P1" draw:layer="layout" svg:width="5.059cm" svg:height="1cm" svg:x="5.5cm" svg:y="11cm">
          <text:p><text:span text:style-name="T1">Internal</text:span></text:p>
          <text:p><text:span text:style-name="T1">BeforeInsert</text:span></text:p>
        </draw:rect>
        <draw:rect draw:style-name="gr6" draw:text-style-name="P12" draw:layer="layout" svg:width="0.5cm" svg:height="1cm" svg:x="2cm" svg:y="11cm">
          <text:p text:style-name="P5"><text:span text:style-name="T1">~</text:span></text:p>
        </draw:rect>
        <draw:rect draw:style-name="gr6" draw:text-style-name="P12" draw:layer="layout" svg:width="0.5cm" svg:height="1cm" svg:x="1.5cm" svg:y="11cm">
          <text:p text:style-name="P5"><text:span text:style-name="T1">#</text:span></text:p>
        </draw:rect>
        <draw:rect draw:style-name="gr1" draw:text-style-name="P8" draw:layer="layout" svg:width="5.5cm" svg:height="1cm" svg:x="10.5cm" svg:y="11cm">
          <text:p><text:span text:style-name="T5">(const AParentNode, ANewNode: TSDVTreeNode;</text:span></text:p>
          <text:p><text:span text:style-name="T5">const AIndex: Integer)</text:span></text:p>
        </draw:rect>
        <draw:rect draw:style-name="gr6" draw:text-style-name="P10" draw:layer="layout" svg:width="3cm" svg:height="1cm" svg:x="2.5cm" svg:y="11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11cm">
          <text:p><text:span text:style-name="T5">: void</text:span></text:p>
        </draw:rect>
        <draw:rect draw:style-name="gr1" draw:text-style-name="P8" draw:layer="layout" svg:width="6cm" svg:height="1cm" svg:x="20cm" svg:y="11cm">
          <text:p><text:span text:style-name="T5">&lt;&lt;override&gt;&gt;</text:span></text:p>
        </draw:rect>
        <draw:rect draw:style-name="gr1" draw:text-style-name="P1" draw:layer="layout" svg:width="5.059cm" svg:height="1cm" svg:x="5.5cm" svg:y="12cm">
          <text:p><text:span text:style-name="T1">Internal</text:span></text:p>
          <text:p><text:span text:style-name="T1">AfterInsert</text:span></text:p>
        </draw:rect>
        <draw:rect draw:style-name="gr6" draw:text-style-name="P12" draw:layer="layout" svg:width="0.5cm" svg:height="1cm" svg:x="2cm" svg:y="12cm">
          <text:p text:style-name="P5"><text:span text:style-name="T1">~</text:span></text:p>
        </draw:rect>
        <draw:rect draw:style-name="gr6" draw:text-style-name="P12" draw:layer="layout" svg:width="0.5cm" svg:height="1cm" svg:x="1.5cm" svg:y="12cm">
          <text:p text:style-name="P5"><text:span text:style-name="T1">#</text:span></text:p>
        </draw:rect>
        <draw:rect draw:style-name="gr1" draw:text-style-name="P8" draw:layer="layout" svg:width="5.5cm" svg:height="1cm" svg:x="10.5cm" svg:y="12cm">
          <text:p><text:span text:style-name="T5">(const AParentNode, ANewNode: TSDVTreeNode;</text:span></text:p>
          <text:p><text:span text:style-name="T5">const AIndex: Integer)</text:span></text:p>
        </draw:rect>
        <draw:rect draw:style-name="gr6" draw:text-style-name="P10" draw:layer="layout" svg:width="3cm" svg:height="1cm" svg:x="2.5cm" svg:y="12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12cm">
          <text:p><text:span text:style-name="T5">: void</text:span></text:p>
        </draw:rect>
        <draw:rect draw:style-name="gr1" draw:text-style-name="P8" draw:layer="layout" svg:width="6cm" svg:height="1cm" svg:x="20cm" svg:y="12cm">
          <text:p><text:span text:style-name="T5">&lt;&lt;override&gt;&gt;</text:span></text:p>
        </draw:rect>
        <draw:rect draw:style-name="gr1" draw:text-style-name="P1" draw:layer="layout" svg:width="5.059cm" svg:height="1cm" svg:x="5.5cm" svg:y="13cm">
          <text:p><text:span text:style-name="T1">Internal</text:span></text:p>
          <text:p><text:span text:style-name="T1">BeforeRemove</text:span></text:p>
        </draw:rect>
        <draw:rect draw:style-name="gr6" draw:text-style-name="P12" draw:layer="layout" svg:width="0.5cm" svg:height="1cm" svg:x="2cm" svg:y="13cm">
          <text:p text:style-name="P5"><text:span text:style-name="T1">~</text:span></text:p>
        </draw:rect>
        <draw:rect draw:style-name="gr6" draw:text-style-name="P12" draw:layer="layout" svg:width="0.5cm" svg:height="1cm" svg:x="1.5cm" svg:y="13cm">
          <text:p text:style-name="P5"><text:span text:style-name="T1">#</text:span></text:p>
        </draw:rect>
        <draw:rect draw:style-name="gr1" draw:text-style-name="P8" draw:layer="layout" svg:width="5.5cm" svg:height="1cm" svg:x="10.5cm" svg:y="13cm">
          <text:p><text:span text:style-name="T5">(const ANode: TSDVTreeNode)</text:span></text:p>
        </draw:rect>
        <draw:rect draw:style-name="gr6" draw:text-style-name="P10" draw:layer="layout" svg:width="3cm" svg:height="1cm" svg:x="2.5cm" svg:y="13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13cm">
          <text:p><text:span text:style-name="T5">: void</text:span></text:p>
        </draw:rect>
        <draw:rect draw:style-name="gr1" draw:text-style-name="P8" draw:layer="layout" svg:width="6cm" svg:height="1cm" svg:x="20cm" svg:y="13cm">
          <text:p><text:span text:style-name="T5">&lt;&lt;override&gt;&gt;</text:span></text:p>
        </draw:rect>
        <draw:rect draw:style-name="gr1" draw:text-style-name="P1" draw:layer="layout" svg:width="5.059cm" svg:height="1cm" svg:x="5.5cm" svg:y="14cm">
          <text:p><text:span text:style-name="T1">Internal</text:span></text:p>
          <text:p><text:span text:style-name="T1">AfterRemoved</text:span></text:p>
        </draw:rect>
        <draw:rect draw:style-name="gr6" draw:text-style-name="P12" draw:layer="layout" svg:width="0.5cm" svg:height="1cm" svg:x="2cm" svg:y="14cm">
          <text:p text:style-name="P5"><text:span text:style-name="T1">~</text:span></text:p>
        </draw:rect>
        <draw:rect draw:style-name="gr6" draw:text-style-name="P12" draw:layer="layout" svg:width="0.5cm" svg:height="1cm" svg:x="1.5cm" svg:y="14cm">
          <text:p text:style-name="P5"><text:span text:style-name="T1">#</text:span></text:p>
        </draw:rect>
        <draw:rect draw:style-name="gr1" draw:text-style-name="P8" draw:layer="layout" svg:width="5.5cm" svg:height="1cm" svg:x="10.5cm" svg:y="14cm">
          <text:p><text:span text:style-name="T5">(const ANode: TSDVTreeNode)</text:span></text:p>
        </draw:rect>
        <draw:rect draw:style-name="gr6" draw:text-style-name="P10" draw:layer="layout" svg:width="3cm" svg:height="1cm" svg:x="2.5cm" svg:y="14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14cm">
          <text:p><text:span text:style-name="T5">: void</text:span></text:p>
        </draw:rect>
        <draw:rect draw:style-name="gr1" draw:text-style-name="P8" draw:layer="layout" svg:width="6cm" svg:height="1cm" svg:x="20cm" svg:y="14cm">
          <text:p><text:span text:style-name="T5">&lt;&lt;override&gt;&gt;</text:span></text:p>
        </draw:rect>
        <draw:rect draw:style-name="gr1" draw:text-style-name="P1" draw:layer="layout" svg:width="5.059cm" svg:height="1cm" svg:x="5.5cm" svg:y="15cm">
          <text:p><text:span text:style-name="T1">Internal</text:span></text:p>
          <text:p><text:span text:style-name="T1">BeforeEmpty</text:span></text:p>
        </draw:rect>
        <draw:rect draw:style-name="gr6" draw:text-style-name="P12" draw:layer="layout" svg:width="0.5cm" svg:height="1cm" svg:x="2cm" svg:y="15cm">
          <text:p text:style-name="P5"><text:span text:style-name="T1">~</text:span></text:p>
        </draw:rect>
        <draw:rect draw:style-name="gr6" draw:text-style-name="P12" draw:layer="layout" svg:width="0.5cm" svg:height="1cm" svg:x="1.5cm" svg:y="15cm">
          <text:p text:style-name="P5"><text:span text:style-name="T1">#</text:span></text:p>
        </draw:rect>
        <draw:rect draw:style-name="gr1" draw:text-style-name="P8" draw:layer="layout" svg:width="5.5cm" svg:height="1cm" svg:x="10.5cm" svg:y="15cm">
          <text:p><text:span text:style-name="T5">(const ANode: TSDVTreeNode)</text:span></text:p>
        </draw:rect>
        <draw:rect draw:style-name="gr6" draw:text-style-name="P10" draw:layer="layout" svg:width="3cm" svg:height="1cm" svg:x="2.5cm" svg:y="15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15cm">
          <text:p><text:span text:style-name="T5">: void</text:span></text:p>
        </draw:rect>
        <draw:rect draw:style-name="gr1" draw:text-style-name="P8" draw:layer="layout" svg:width="6cm" svg:height="1cm" svg:x="20cm" svg:y="15cm">
          <text:p><text:span text:style-name="T5">&lt;&lt;override&gt;&gt;</text:span></text:p>
        </draw:rect>
        <draw:rect draw:style-name="gr1" draw:text-style-name="P1" draw:layer="layout" svg:width="5.059cm" svg:height="1cm" svg:x="5.5cm" svg:y="16cm">
          <text:p><text:span text:style-name="T1">Internal</text:span></text:p>
          <text:p><text:span text:style-name="T1">AfterEmpty</text:span></text:p>
        </draw:rect>
        <draw:rect draw:style-name="gr6" draw:text-style-name="P12" draw:layer="layout" svg:width="0.5cm" svg:height="1cm" svg:x="2cm" svg:y="16cm">
          <text:p text:style-name="P5"><text:span text:style-name="T1">~</text:span></text:p>
        </draw:rect>
        <draw:rect draw:style-name="gr6" draw:text-style-name="P12" draw:layer="layout" svg:width="0.5cm" svg:height="1cm" svg:x="1.5cm" svg:y="16cm">
          <text:p text:style-name="P5"><text:span text:style-name="T1">#</text:span></text:p>
        </draw:rect>
        <draw:rect draw:style-name="gr1" draw:text-style-name="P8" draw:layer="layout" svg:width="5.5cm" svg:height="1cm" svg:x="10.5cm" svg:y="16cm">
          <text:p><text:span text:style-name="T5">(const ANode: TSDVTreeNode)</text:span></text:p>
        </draw:rect>
        <draw:rect draw:style-name="gr6" draw:text-style-name="P10" draw:layer="layout" svg:width="3cm" svg:height="1cm" svg:x="2.5cm" svg:y="16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16cm">
          <text:p><text:span text:style-name="T5">: void</text:span></text:p>
        </draw:rect>
        <draw:rect draw:style-name="gr1" draw:text-style-name="P8" draw:layer="layout" svg:width="6cm" svg:height="1cm" svg:x="20cm" svg:y="16cm">
          <text:p><text:span text:style-name="T5">&lt;&lt;override&gt;&gt;</text:span></text:p>
        </draw:rect>
        <draw:rect draw:style-name="gr8" draw:text-style-name="P5" draw:layer="layout" svg:width="24.5cm" svg:height="11cm" svg:x="1.5cm" svg:y="6cm">
          <text:p/>
        </draw:rect>
      </draw:page>
      <draw:page draw:name="page3" draw:style-name="dp1" draw:master-page-name="Predeterminado">
        <office:forms form:automatic-focus="false" form:apply-design-mode="false"/>
        <draw:rect draw:style-name="gr7" draw:text-style-name="P11" draw:layer="layout" svg:width="24.5cm" svg:height="1.6cm" svg:x="1.5cm" svg:y="1.4cm">
          <text:p text:style-name="P5"><text:span text:style-name="T6">&lt;&lt;class&gt;&gt;</text:span></text:p>
          <text:p text:style-name="P5"><text:span text:style-name="T7">TCustomSDVTreeContainer</text:span></text:p>
        </draw:rect>
        <draw:rect draw:style-name="gr1" draw:text-style-name="P1" draw:layer="layout" svg:width="5.059cm" svg:height="0.5cm" svg:x="5.5cm" svg:y="3cm">
          <text:p><text:span text:style-name="T1">FItems</text:span></text:p>
        </draw:rect>
        <draw:rect draw:style-name="gr6" draw:text-style-name="P12" draw:layer="layout" svg:width="0.5cm" svg:height="0.5cm" svg:x="2cm" svg:y="3cm">
          <text:p text:style-name="P5"><text:span text:style-name="T1">*</text:span></text:p>
        </draw:rect>
        <draw:rect draw:style-name="gr6" draw:text-style-name="P12" draw:layer="layout" svg:width="0.5cm" svg:height="0.5cm" svg:x="1.5cm" svg:y="3cm">
          <text:p text:style-name="P5"><text:span text:style-name="T1">#</text:span></text:p>
        </draw:rect>
        <draw:rect draw:style-name="gr4" draw:text-style-name="P9" draw:layer="layout" svg:width="5.5cm" svg:height="0.5cm" svg:x="10.5cm" svg:y="3cm">
          <text:p/>
        </draw:rect>
        <draw:rect draw:style-name="gr3" draw:text-style-name="P6" draw:layer="layout" svg:width="3cm" svg:height="0.5cm" svg:x="2.5cm" svg:y="3cm">
          <text:p text:style-name="P5"><text:span text:style-name="T4">&lt;&lt;variable&gt;&gt;</text:span></text:p>
        </draw:rect>
        <draw:rect draw:style-name="gr1" draw:text-style-name="P8" draw:layer="layout" svg:width="4cm" svg:height="0.5cm" svg:x="16cm" svg:y="3cm">
          <text:p><text:span text:style-name="T5">: TSDVContainerTreeCollection</text:span></text:p>
        </draw:rect>
        <draw:rect draw:style-name="gr5" draw:text-style-name="P8" draw:layer="layout" svg:width="6cm" svg:height="0.5cm" svg:x="20cm" svg:y="3cm">
          <text:p/>
        </draw:rect>
        <draw:rect draw:style-name="gr8" draw:text-style-name="P5" draw:layer="layout" svg:width="24.5cm" svg:height="0.5cm" svg:x="1.5cm" svg:y="3cm">
          <text:p/>
        </draw:rect>
        <draw:rect draw:style-name="gr1" draw:text-style-name="P1" draw:layer="layout" svg:width="5.059cm" svg:height="0.5cm" svg:x="5.5cm" svg:y="3.5cm">
          <text:p><text:span text:style-name="T1">CreateCollectionByClass</text:span></text:p>
        </draw:rect>
        <draw:rect draw:style-name="gr6" draw:text-style-name="P12" draw:layer="layout" svg:width="0.5cm" svg:height="0.5cm" svg:x="2cm" svg:y="3.5cm">
          <text:p text:style-name="P5"><text:span text:style-name="T1">*</text:span></text:p>
        </draw:rect>
        <draw:rect draw:style-name="gr6" draw:text-style-name="P12" draw:layer="layout" svg:width="0.5cm" svg:height="0.5cm" svg:x="1.5cm" svg:y="3.5cm">
          <text:p text:style-name="P5"><text:span text:style-name="T1">#</text:span></text:p>
        </draw:rect>
        <draw:rect draw:style-name="gr1" draw:text-style-name="P8" draw:layer="layout" svg:width="5.5cm" svg:height="0.5cm" svg:x="10.5cm" svg:y="3.5cm">
          <text:p><text:span text:style-name="T5">()</text:span></text:p>
        </draw:rect>
        <draw:rect draw:style-name="gr6" draw:text-style-name="P10" draw:layer="layout" svg:width="3cm" svg:height="0.5cm" svg:x="2.5cm" svg:y="3.5cm">
          <text:p text:style-name="P5"><text:span text:style-name="T5">&lt;&lt;function&gt;&gt;</text:span></text:p>
        </draw:rect>
        <draw:rect draw:style-name="gr1" draw:text-style-name="P8" draw:layer="layout" svg:width="4cm" svg:height="0.5cm" svg:x="16cm" svg:y="3.5cm">
          <text:p><text:span text:style-name="T5">: TSDVContainerTreeCollection</text:span></text:p>
        </draw:rect>
        <draw:rect draw:style-name="gr1" draw:text-style-name="P8" draw:layer="layout" svg:width="6cm" svg:height="0.5cm" svg:x="20cm" svg:y="3.5cm">
          <text:p><text:span text:style-name="T5">&lt;&lt;virtual&gt;&gt;</text:span></text:p>
        </draw:rect>
        <draw:rect draw:style-name="gr8" draw:text-style-name="P5" draw:layer="layout" svg:width="24.5cm" svg:height="0.5cm" svg:x="1.5cm" svg:y="3.5cm">
          <text:p/>
        </draw:rect>
        <draw:rect draw:style-name="gr1" draw:text-style-name="P1" draw:layer="layout" svg:width="5.059cm" svg:height="0.5cm" svg:x="5.5cm" svg:y="4cm">
          <text:p><text:span text:style-name="T1">CreateCollection</text:span></text:p>
        </draw:rect>
        <draw:rect draw:style-name="gr6" draw:text-style-name="P12" draw:layer="layout" svg:width="0.5cm" svg:height="0.5cm" svg:x="2cm" svg:y="4cm">
          <text:p text:style-name="P5"><text:span text:style-name="T1">*</text:span></text:p>
        </draw:rect>
        <draw:rect draw:style-name="gr6" draw:text-style-name="P12" draw:layer="layout" svg:width="0.5cm" svg:height="0.5cm" svg:x="1.5cm" svg:y="4cm">
          <text:p text:style-name="P5"><text:span text:style-name="T1">#</text:span></text:p>
        </draw:rect>
        <draw:rect draw:style-name="gr1" draw:text-style-name="P8" draw:layer="layout" svg:width="5.5cm" svg:height="0.5cm" svg:x="10.5cm" svg:y="4cm">
          <text:p><text:span text:style-name="T5">()</text:span></text:p>
        </draw:rect>
        <draw:rect draw:style-name="gr6" draw:text-style-name="P10" draw:layer="layout" svg:width="3cm" svg:height="0.5cm" svg:x="2.5cm" svg:y="4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4cm">
          <text:p><text:span text:style-name="T5">: void</text:span></text:p>
        </draw:rect>
        <draw:rect draw:style-name="gr1" draw:text-style-name="P8" draw:layer="layout" svg:width="6cm" svg:height="0.5cm" svg:x="20cm" svg:y="4cm">
          <text:p><text:span text:style-name="T5">&lt;&lt;virtual&gt;&gt;</text:span></text:p>
        </draw:rect>
        <draw:rect draw:style-name="gr1" draw:text-style-name="P1" draw:layer="layout" svg:width="5.059cm" svg:height="0.5cm" svg:x="5.5cm" svg:y="4.5cm">
          <text:p><text:span text:style-name="T1">DestroyCollection</text:span></text:p>
        </draw:rect>
        <draw:rect draw:style-name="gr6" draw:text-style-name="P12" draw:layer="layout" svg:width="0.5cm" svg:height="0.5cm" svg:x="2cm" svg:y="4.5cm">
          <text:p text:style-name="P5"><text:span text:style-name="T1">*</text:span></text:p>
        </draw:rect>
        <draw:rect draw:style-name="gr6" draw:text-style-name="P12" draw:layer="layout" svg:width="0.5cm" svg:height="0.5cm" svg:x="1.5cm" svg:y="4.5cm">
          <text:p text:style-name="P5"><text:span text:style-name="T1">#</text:span></text:p>
        </draw:rect>
        <draw:rect draw:style-name="gr1" draw:text-style-name="P8" draw:layer="layout" svg:width="5.5cm" svg:height="0.5cm" svg:x="10.5cm" svg:y="4.5cm">
          <text:p><text:span text:style-name="T5">()</text:span></text:p>
        </draw:rect>
        <draw:rect draw:style-name="gr6" draw:text-style-name="P10" draw:layer="layout" svg:width="3cm" svg:height="0.5cm" svg:x="2.5cm" svg:y="4.5cm">
          <text:p text:style-name="P5"><text:span text:style-name="T5">&lt;&lt;procedure&gt;&gt;</text:span></text:p>
        </draw:rect>
        <draw:rect draw:style-name="gr1" draw:text-style-name="P8" draw:layer="layout" svg:width="4cm" svg:height="0.5cm" svg:x="16cm" svg:y="4.5cm">
          <text:p><text:span text:style-name="T5">: void</text:span></text:p>
        </draw:rect>
        <draw:rect draw:style-name="gr1" draw:text-style-name="P8" draw:layer="layout" svg:width="6cm" svg:height="0.5cm" svg:x="20cm" svg:y="4.5cm">
          <text:p><text:span text:style-name="T5">&lt;&lt;virtual&gt;&gt;</text:span></text:p>
        </draw:rect>
        <draw:rect draw:style-name="gr1" draw:text-style-name="P1" draw:layer="layout" svg:width="5.059cm" svg:height="0.5cm" svg:x="5.5cm" svg:y="5cm">
          <text:p><text:span text:style-name="T1">Items</text:span></text:p>
        </draw:rect>
        <draw:rect draw:style-name="gr6" draw:text-style-name="P12" draw:layer="layout" svg:width="0.5cm" svg:height="0.5cm" svg:x="2cm" svg:y="5cm">
          <text:p text:style-name="P5"><text:span text:style-name="T1">*</text:span></text:p>
        </draw:rect>
        <draw:rect draw:style-name="gr6" draw:text-style-name="P12" draw:layer="layout" svg:width="0.5cm" svg:height="0.5cm" svg:x="1.5cm" svg:y="5cm">
          <text:p text:style-name="P5"><text:span text:style-name="T1">+</text:span></text:p>
        </draw:rect>
        <draw:rect draw:style-name="gr5" draw:text-style-name="P8" draw:layer="layout" svg:width="5.5cm" svg:height="0.5cm" svg:x="10.5cm" svg:y="5cm">
          <text:p/>
        </draw:rect>
        <draw:rect draw:style-name="gr6" draw:text-style-name="P10" draw:layer="layout" svg:width="3cm" svg:height="0.5cm" svg:x="2.5cm" svg:y="5cm">
          <text:p text:style-name="P5"><text:span text:style-name="T5">&lt;&lt;property&gt;&gt;</text:span></text:p>
        </draw:rect>
        <draw:rect draw:style-name="gr1" draw:text-style-name="P8" draw:layer="layout" svg:width="4cm" svg:height="0.5cm" svg:x="16cm" svg:y="5cm">
          <text:p><text:span text:style-name="T5">TSDVContainerTreeCollection</text:span></text:p>
        </draw:rect>
        <draw:rect draw:style-name="gr1" draw:text-style-name="P8" draw:layer="layout" svg:width="6cm" svg:height="0.5cm" svg:x="20cm" svg:y="5cm">
          <text:p><text:span text:style-name="T5">&lt;&lt;virtual&gt;&gt;</text:span></text:p>
        </draw:rect>
        <draw:rect draw:style-name="gr8" draw:text-style-name="P5" draw:layer="layout" svg:width="24.5cm" svg:height="0.5cm" svg:x="1.5cm" svg:y="5cm">
          <text:p/>
        </draw:rect>
        <draw:rect draw:style-name="gr8" draw:text-style-name="P5" draw:layer="layout" svg:width="24.5cm" svg:height="1cm" svg:x="1.5cm" svg:y="4cm">
          <text:p/>
        </draw:rect>
      </draw:page>
      <draw:page draw:name="page4" draw:style-name="dp1" draw:master-page-name="Predeterminado">
        <office:forms form:automatic-focus="false" form:apply-design-mode="false"/>
        <draw:rect draw:style-name="gr1" draw:text-style-name="P1" draw:layer="layout" svg:width="5.059cm" svg:height="1cm" svg:x="5.5cm" svg:y="3cm">
          <text:p><text:span text:style-name="T1">Notify</text:span></text:p>
          <text:p><text:span text:style-name="T1">BeforeChangeText</text:span></text:p>
        </draw:rect>
        <draw:rect draw:style-name="gr6" draw:text-style-name="P12" draw:layer="layout" svg:width="0.5cm" svg:height="1cm" svg:x="2cm" svg:y="3cm">
          <text:p text:style-name="P5"><text:span text:style-name="T1">*</text:span></text:p>
        </draw:rect>
        <draw:rect draw:style-name="gr6" draw:text-style-name="P12" draw:layer="layout" svg:width="0.5cm" svg:height="1cm" svg:x="1.5cm" svg:y="3cm">
          <text:p text:style-name="P5"><text:span text:style-name="T1">##</text:span></text:p>
        </draw:rect>
        <draw:rect draw:style-name="gr1" draw:text-style-name="P8" draw:layer="layout" svg:width="5.5cm" svg:height="1cm" svg:x="10.5cm" svg:y="3cm">
          <text:p><text:span text:style-name="T5">(const ANode: TSDVTreeNode;</text:span></text:p>
          <text:p><text:span text:style-name="T5">const AText: string)</text:span></text:p>
        </draw:rect>
        <draw:rect draw:style-name="gr6" draw:text-style-name="P10" draw:layer="layout" svg:width="3cm" svg:height="1cm" svg:x="2.5cm" svg:y="3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3cm">
          <text:p><text:span text:style-name="T5">: void</text:span></text:p>
        </draw:rect>
        <draw:rect draw:style-name="gr1" draw:text-style-name="P8" draw:layer="layout" svg:width="6cm" svg:height="1cm" svg:x="20cm" svg:y="3cm">
          <text:p><text:span text:style-name="T5">&lt;&lt;virtual&gt;&gt;</text:span></text:p>
        </draw:rect>
        <draw:rect draw:style-name="gr1" draw:text-style-name="P1" draw:layer="layout" svg:width="5.059cm" svg:height="1cm" svg:x="5.5cm" svg:y="4cm">
          <text:p><text:span text:style-name="T1">Notify</text:span></text:p>
          <text:p><text:span text:style-name="T1">AfterChangeText</text:span></text:p>
        </draw:rect>
        <draw:rect draw:style-name="gr6" draw:text-style-name="P12" draw:layer="layout" svg:width="0.5cm" svg:height="1cm" svg:x="2cm" svg:y="4cm">
          <text:p text:style-name="P5"><text:span text:style-name="T1">*</text:span></text:p>
        </draw:rect>
        <draw:rect draw:style-name="gr6" draw:text-style-name="P12" draw:layer="layout" svg:width="0.5cm" svg:height="1cm" svg:x="1.5cm" svg:y="4cm">
          <text:p text:style-name="P5"><text:span text:style-name="T1">##</text:span></text:p>
        </draw:rect>
        <draw:rect draw:style-name="gr1" draw:text-style-name="P8" draw:layer="layout" svg:width="5.5cm" svg:height="1cm" svg:x="10.5cm" svg:y="4cm">
          <text:p><text:span text:style-name="T5">(const ANode: TSDVTreeNode)</text:span></text:p>
        </draw:rect>
        <draw:rect draw:style-name="gr6" draw:text-style-name="P10" draw:layer="layout" svg:width="3cm" svg:height="1cm" svg:x="2.5cm" svg:y="4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4cm">
          <text:p><text:span text:style-name="T5">: void</text:span></text:p>
        </draw:rect>
        <draw:rect draw:style-name="gr1" draw:text-style-name="P8" draw:layer="layout" svg:width="6cm" svg:height="1cm" svg:x="20cm" svg:y="4cm">
          <text:p><text:span text:style-name="T5">&lt;&lt;virtual&gt;&gt;</text:span></text:p>
        </draw:rect>
        <draw:rect draw:style-name="gr1" draw:text-style-name="P1" draw:layer="layout" svg:width="5.059cm" svg:height="1cm" svg:x="5.5cm" svg:y="5cm">
          <text:p><text:span text:style-name="T1">Notify</text:span></text:p>
          <text:p><text:span text:style-name="T1">BeforeChangeSelected</text:span></text:p>
        </draw:rect>
        <draw:rect draw:style-name="gr6" draw:text-style-name="P12" draw:layer="layout" svg:width="0.5cm" svg:height="1cm" svg:x="2cm" svg:y="5cm">
          <text:p text:style-name="P5"><text:span text:style-name="T1">*</text:span></text:p>
        </draw:rect>
        <draw:rect draw:style-name="gr6" draw:text-style-name="P12" draw:layer="layout" svg:width="0.5cm" svg:height="1cm" svg:x="1.5cm" svg:y="5cm">
          <text:p text:style-name="P5"><text:span text:style-name="T1">##</text:span></text:p>
        </draw:rect>
        <draw:rect draw:style-name="gr1" draw:text-style-name="P8" draw:layer="layout" svg:width="5.5cm" svg:height="1cm" svg:x="10.5cm" svg:y="5cm">
          <text:p><text:span text:style-name="T5">(const ANode: TSDVTreeNode;</text:span></text:p>
          <text:p><text:span text:style-name="T5">const ASelected: Boolean)</text:span></text:p>
        </draw:rect>
        <draw:rect draw:style-name="gr6" draw:text-style-name="P10" draw:layer="layout" svg:width="3cm" svg:height="1cm" svg:x="2.5cm" svg:y="5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5cm">
          <text:p><text:span text:style-name="T5">: void</text:span></text:p>
        </draw:rect>
        <draw:rect draw:style-name="gr1" draw:text-style-name="P8" draw:layer="layout" svg:width="6cm" svg:height="1cm" svg:x="20cm" svg:y="5cm">
          <text:p><text:span text:style-name="T5">&lt;&lt;virtual&gt;&gt;</text:span></text:p>
        </draw:rect>
        <draw:rect draw:style-name="gr1" draw:text-style-name="P1" draw:layer="layout" svg:width="5.059cm" svg:height="1cm" svg:x="5.5cm" svg:y="6cm">
          <text:p><text:span text:style-name="T1">Notify</text:span></text:p>
          <text:p><text:span text:style-name="T1">AfterChangeSelected</text:span></text:p>
        </draw:rect>
        <draw:rect draw:style-name="gr6" draw:text-style-name="P12" draw:layer="layout" svg:width="0.5cm" svg:height="1cm" svg:x="2cm" svg:y="6cm">
          <text:p text:style-name="P5"><text:span text:style-name="T1">*</text:span></text:p>
        </draw:rect>
        <draw:rect draw:style-name="gr6" draw:text-style-name="P12" draw:layer="layout" svg:width="0.5cm" svg:height="1cm" svg:x="1.5cm" svg:y="6cm">
          <text:p text:style-name="P5"><text:span text:style-name="T1">##</text:span></text:p>
        </draw:rect>
        <draw:rect draw:style-name="gr1" draw:text-style-name="P8" draw:layer="layout" svg:width="5.5cm" svg:height="1cm" svg:x="10.5cm" svg:y="6cm">
          <text:p><text:span text:style-name="T5">(const ANode: TSDVTreeNode)</text:span></text:p>
        </draw:rect>
        <draw:rect draw:style-name="gr6" draw:text-style-name="P10" draw:layer="layout" svg:width="3cm" svg:height="1cm" svg:x="2.5cm" svg:y="6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6cm">
          <text:p><text:span text:style-name="T5">: void</text:span></text:p>
        </draw:rect>
        <draw:rect draw:style-name="gr1" draw:text-style-name="P8" draw:layer="layout" svg:width="6cm" svg:height="1cm" svg:x="20cm" svg:y="6cm">
          <text:p><text:span text:style-name="T5">&lt;&lt;virtual&gt;&gt;</text:span></text:p>
        </draw:rect>
        <draw:rect draw:style-name="gr1" draw:text-style-name="P1" draw:layer="layout" svg:width="5.059cm" svg:height="1cm" svg:x="5.5cm" svg:y="7cm">
          <text:p><text:span text:style-name="T1">Notify</text:span></text:p>
          <text:p><text:span text:style-name="T1">BeforeInsert</text:span></text:p>
        </draw:rect>
        <draw:rect draw:style-name="gr6" draw:text-style-name="P12" draw:layer="layout" svg:width="0.5cm" svg:height="1cm" svg:x="2cm" svg:y="7cm">
          <text:p text:style-name="P5"><text:span text:style-name="T1">*</text:span></text:p>
        </draw:rect>
        <draw:rect draw:style-name="gr6" draw:text-style-name="P12" draw:layer="layout" svg:width="0.5cm" svg:height="1cm" svg:x="1.5cm" svg:y="7cm">
          <text:p text:style-name="P5"><text:span text:style-name="T1">##</text:span></text:p>
        </draw:rect>
        <draw:rect draw:style-name="gr1" draw:text-style-name="P8" draw:layer="layout" svg:width="5.5cm" svg:height="1cm" svg:x="10.5cm" svg:y="7cm">
          <text:p><text:span text:style-name="T5">(const AParentNode, ANode: TSDVContainerTreeNode;</text:span></text:p>
          <text:p><text:span text:style-name="T5"><text:s/></text:span><text:span text:style-name="T5">const AIndex: Integer);</text:span></text:p>
        </draw:rect>
        <draw:rect draw:style-name="gr6" draw:text-style-name="P10" draw:layer="layout" svg:width="3cm" svg:height="1cm" svg:x="2.5cm" svg:y="7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7cm">
          <text:p><text:span text:style-name="T5">: void</text:span></text:p>
        </draw:rect>
        <draw:rect draw:style-name="gr1" draw:text-style-name="P8" draw:layer="layout" svg:width="6cm" svg:height="1cm" svg:x="20cm" svg:y="7cm">
          <text:p><text:span text:style-name="T5">&lt;&lt;virtual&gt;&gt;</text:span></text:p>
        </draw:rect>
        <draw:rect draw:style-name="gr1" draw:text-style-name="P1" draw:layer="layout" svg:width="5.059cm" svg:height="1cm" svg:x="5.5cm" svg:y="8cm">
          <text:p><text:span text:style-name="T1">Notify</text:span></text:p>
          <text:p><text:span text:style-name="T1">AfterInsert</text:span></text:p>
        </draw:rect>
        <draw:rect draw:style-name="gr6" draw:text-style-name="P12" draw:layer="layout" svg:width="0.5cm" svg:height="1cm" svg:x="2cm" svg:y="8cm">
          <text:p text:style-name="P5"><text:span text:style-name="T1">*</text:span></text:p>
        </draw:rect>
        <draw:rect draw:style-name="gr6" draw:text-style-name="P12" draw:layer="layout" svg:width="0.5cm" svg:height="1cm" svg:x="1.5cm" svg:y="8cm">
          <text:p text:style-name="P5"><text:span text:style-name="T1">##</text:span></text:p>
        </draw:rect>
        <draw:rect draw:style-name="gr1" draw:text-style-name="P8" draw:layer="layout" svg:width="5.5cm" svg:height="1cm" svg:x="10.5cm" svg:y="8cm">
          <text:p><text:span text:style-name="T5">(const AParentNode, ANode: TSDVContainerTreeNode;</text:span></text:p>
          <text:p><text:span text:style-name="T5"><text:s/></text:span><text:span text:style-name="T5">const AIndex: Integer);</text:span></text:p>
        </draw:rect>
        <draw:rect draw:style-name="gr6" draw:text-style-name="P10" draw:layer="layout" svg:width="3cm" svg:height="1cm" svg:x="2.5cm" svg:y="8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8cm">
          <text:p><text:span text:style-name="T5">: void</text:span></text:p>
        </draw:rect>
        <draw:rect draw:style-name="gr1" draw:text-style-name="P8" draw:layer="layout" svg:width="6cm" svg:height="1cm" svg:x="20cm" svg:y="8cm">
          <text:p><text:span text:style-name="T5">&lt;&lt;virtual&gt;&gt;</text:span></text:p>
        </draw:rect>
        <draw:rect draw:style-name="gr1" draw:text-style-name="P1" draw:layer="layout" svg:width="5.059cm" svg:height="1cm" svg:x="5.5cm" svg:y="9cm">
          <text:p><text:span text:style-name="T1">Notify</text:span></text:p>
          <text:p><text:span text:style-name="T1">BeforeRemove</text:span></text:p>
        </draw:rect>
        <draw:rect draw:style-name="gr6" draw:text-style-name="P12" draw:layer="layout" svg:width="0.5cm" svg:height="1cm" svg:x="2cm" svg:y="9cm">
          <text:p text:style-name="P5"><text:span text:style-name="T1">*</text:span></text:p>
        </draw:rect>
        <draw:rect draw:style-name="gr6" draw:text-style-name="P12" draw:layer="layout" svg:width="0.5cm" svg:height="1cm" svg:x="1.5cm" svg:y="9cm">
          <text:p text:style-name="P5"><text:span text:style-name="T1">##</text:span></text:p>
        </draw:rect>
        <draw:rect draw:style-name="gr1" draw:text-style-name="P8" draw:layer="layout" svg:width="5.5cm" svg:height="1cm" svg:x="10.5cm" svg:y="9cm">
          <text:p><text:span text:style-name="T5">(const ANode: TSDVContainerTreeNode);</text:span></text:p>
        </draw:rect>
        <draw:rect draw:style-name="gr6" draw:text-style-name="P10" draw:layer="layout" svg:width="3cm" svg:height="1cm" svg:x="2.5cm" svg:y="9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9cm">
          <text:p><text:span text:style-name="T5">: void</text:span></text:p>
        </draw:rect>
        <draw:rect draw:style-name="gr1" draw:text-style-name="P8" draw:layer="layout" svg:width="6cm" svg:height="1cm" svg:x="20cm" svg:y="9cm">
          <text:p><text:span text:style-name="T5">&lt;&lt;virtual&gt;&gt;</text:span></text:p>
        </draw:rect>
        <draw:rect draw:style-name="gr1" draw:text-style-name="P1" draw:layer="layout" svg:width="5.059cm" svg:height="1cm" svg:x="5.5cm" svg:y="10cm">
          <text:p><text:span text:style-name="T1">Notify</text:span></text:p>
          <text:p><text:span text:style-name="T1">AfterRemove</text:span></text:p>
        </draw:rect>
        <draw:rect draw:style-name="gr6" draw:text-style-name="P12" draw:layer="layout" svg:width="0.5cm" svg:height="1cm" svg:x="2cm" svg:y="10cm">
          <text:p text:style-name="P5"><text:span text:style-name="T1">*</text:span></text:p>
        </draw:rect>
        <draw:rect draw:style-name="gr6" draw:text-style-name="P12" draw:layer="layout" svg:width="0.5cm" svg:height="1cm" svg:x="1.5cm" svg:y="10cm">
          <text:p text:style-name="P5"><text:span text:style-name="T1">##</text:span></text:p>
        </draw:rect>
        <draw:rect draw:style-name="gr1" draw:text-style-name="P8" draw:layer="layout" svg:width="5.5cm" svg:height="1cm" svg:x="10.5cm" svg:y="10cm">
          <text:p><text:span text:style-name="T5">(const ANode: TSDVContainerTreeNode);</text:span></text:p>
        </draw:rect>
        <draw:rect draw:style-name="gr6" draw:text-style-name="P10" draw:layer="layout" svg:width="3cm" svg:height="1cm" svg:x="2.5cm" svg:y="10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10cm">
          <text:p><text:span text:style-name="T5">: void</text:span></text:p>
        </draw:rect>
        <draw:rect draw:style-name="gr1" draw:text-style-name="P8" draw:layer="layout" svg:width="6cm" svg:height="1cm" svg:x="20cm" svg:y="10cm">
          <text:p><text:span text:style-name="T5">&lt;&lt;virtual&gt;&gt;</text:span></text:p>
        </draw:rect>
        <draw:rect draw:style-name="gr7" draw:text-style-name="P11" draw:layer="layout" svg:width="24.5cm" svg:height="1.6cm" svg:x="1.5cm" svg:y="1.4cm">
          <text:p text:style-name="P5"><text:span text:style-name="T6">&lt;&lt;class&gt;&gt;</text:span></text:p>
          <text:p text:style-name="P5"><text:span text:style-name="T7">TCustomSDVTreeContainer</text:span></text:p>
        </draw:rect>
        <draw:rect draw:style-name="gr1" draw:text-style-name="P1" draw:layer="layout" svg:width="5.059cm" svg:height="1cm" svg:x="5.5cm" svg:y="11cm">
          <text:p><text:span text:style-name="T1">Notify</text:span></text:p>
          <text:p><text:span text:style-name="T1">BeforeEmpty</text:span></text:p>
        </draw:rect>
        <draw:rect draw:style-name="gr6" draw:text-style-name="P12" draw:layer="layout" svg:width="0.5cm" svg:height="1cm" svg:x="2cm" svg:y="11cm">
          <text:p text:style-name="P5"><text:span text:style-name="T1">*</text:span></text:p>
        </draw:rect>
        <draw:rect draw:style-name="gr6" draw:text-style-name="P12" draw:layer="layout" svg:width="0.5cm" svg:height="1cm" svg:x="1.5cm" svg:y="11cm">
          <text:p text:style-name="P5"><text:span text:style-name="T1">##</text:span></text:p>
        </draw:rect>
        <draw:rect draw:style-name="gr1" draw:text-style-name="P8" draw:layer="layout" svg:width="5.5cm" svg:height="1cm" svg:x="10.5cm" svg:y="11cm">
          <text:p><text:span text:style-name="T5">(const ANode: TSDVContainerTreeNode);</text:span></text:p>
        </draw:rect>
        <draw:rect draw:style-name="gr6" draw:text-style-name="P10" draw:layer="layout" svg:width="3cm" svg:height="1cm" svg:x="2.5cm" svg:y="11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11cm">
          <text:p><text:span text:style-name="T5">: void</text:span></text:p>
        </draw:rect>
        <draw:rect draw:style-name="gr1" draw:text-style-name="P8" draw:layer="layout" svg:width="6cm" svg:height="1cm" svg:x="20cm" svg:y="11cm">
          <text:p><text:span text:style-name="T5">&lt;&lt;virtual&gt;&gt;</text:span></text:p>
        </draw:rect>
        <draw:rect draw:style-name="gr1" draw:text-style-name="P1" draw:layer="layout" svg:width="5.059cm" svg:height="1cm" svg:x="5.5cm" svg:y="12cm">
          <text:p><text:span text:style-name="T1">Notify</text:span></text:p>
          <text:p><text:span text:style-name="T1">AfterEmpty</text:span></text:p>
        </draw:rect>
        <draw:rect draw:style-name="gr6" draw:text-style-name="P12" draw:layer="layout" svg:width="0.5cm" svg:height="1cm" svg:x="2cm" svg:y="12cm">
          <text:p text:style-name="P5"><text:span text:style-name="T1">*</text:span></text:p>
        </draw:rect>
        <draw:rect draw:style-name="gr6" draw:text-style-name="P12" draw:layer="layout" svg:width="0.5cm" svg:height="1cm" svg:x="1.5cm" svg:y="12cm">
          <text:p text:style-name="P5"><text:span text:style-name="T1">##</text:span></text:p>
        </draw:rect>
        <draw:rect draw:style-name="gr1" draw:text-style-name="P8" draw:layer="layout" svg:width="5.5cm" svg:height="1cm" svg:x="10.5cm" svg:y="12cm">
          <text:p><text:span text:style-name="T5">(const ANode: TSDVContainerTreeNode);</text:span></text:p>
        </draw:rect>
        <draw:rect draw:style-name="gr6" draw:text-style-name="P10" draw:layer="layout" svg:width="3cm" svg:height="1cm" svg:x="2.5cm" svg:y="12cm">
          <text:p text:style-name="P5"><text:span text:style-name="T5">&lt;&lt;procedure&gt;&gt;</text:span></text:p>
        </draw:rect>
        <draw:rect draw:style-name="gr1" draw:text-style-name="P8" draw:layer="layout" svg:width="4cm" svg:height="1cm" svg:x="16cm" svg:y="12cm">
          <text:p><text:span text:style-name="T5">: void</text:span></text:p>
        </draw:rect>
        <draw:rect draw:style-name="gr1" draw:text-style-name="P8" draw:layer="layout" svg:width="6cm" svg:height="1cm" svg:x="20cm" svg:y="12cm">
          <text:p><text:span text:style-name="T5">&lt;&lt;virtual&gt;&gt;</text:span></text:p>
        </draw:rect>
        <draw:rect draw:style-name="gr8" draw:text-style-name="P5" draw:layer="layout" svg:width="24.5cm" svg:height="10cm" svg:x="1.5cm" svg:y="3cm">
          <text:p/>
        </draw:rect>
      </draw:page>
      <draw:page draw:name="page5" draw:style-name="dp1" draw:master-page-name="Predeterminado">
        <office:forms form:automatic-focus="false" form:apply-design-mode="false"/>
        <draw:rect draw:style-name="gr3" draw:text-style-name="P6" draw:layer="layout" svg:width="3cm" svg:height="0.5cm" svg:x="2.5cm" svg:y="3cm">
          <text:p text:style-name="P5"><text:span text:style-name="T4">&lt;&lt;constructor&gt;&gt;</text:span></text:p>
        </draw:rect>
        <draw:rect draw:style-name="gr3" draw:text-style-name="P6" draw:layer="layout" svg:width="3cm" svg:height="0.5cm" svg:x="2.5cm" svg:y="3.5cm">
          <text:p text:style-name="P5"><text:span text:style-name="T4">&lt;&lt;destructor&gt;&gt;</text:span></text:p>
        </draw:rect>
        <draw:rect draw:style-name="gr1" draw:text-style-name="P1" draw:layer="layout" svg:width="5.059cm" svg:height="0.5cm" svg:x="5.5cm" svg:y="3.5cm">
          <text:p><text:span text:style-name="T1">Destroy</text:span></text:p>
        </draw:rect>
        <draw:rect draw:style-name="gr2" draw:text-style-name="P3" draw:layer="layout" svg:width="5.059cm" svg:height="0.508cm" svg:x="5.5cm" svg:y="3cm">
          <text:p text:style-name="P2"><text:span text:style-name="T2">Create</text:span></text:p>
        </draw:rect>
        <draw:rect draw:style-name="gr1" draw:text-style-name="P4" draw:layer="layout" svg:width="5.5cm" svg:height="0.5cm" svg:x="10.5cm" svg:y="3.5cm">
          <text:p><text:span text:style-name="T3">()</text:span></text:p>
        </draw:rect>
        <draw:rect draw:style-name="gr1" draw:text-style-name="P4" draw:layer="layout" svg:width="5.5cm" svg:height="0.5cm" svg:x="10.5cm" svg:y="3cm">
          <text:p><text:span text:style-name="T3">(AOwner: TComponent)</text:span></text:p>
        </draw:rect>
        <draw:rect draw:style-name="gr2" draw:text-style-name="P7" draw:layer="layout" svg:width="4cm" svg:height="0.5cm" svg:x="16cm" svg:y="3cm">
          <text:p text:style-name="P2"><text:span text:style-name="T4">: void</text:span></text:p>
        </draw:rect>
        <draw:rect draw:style-name="gr1" draw:text-style-name="P8" draw:layer="layout" svg:width="4cm" svg:height="0.5cm" svg:x="16cm" svg:y="3.5cm">
          <text:p><text:span text:style-name="T5">: void</text:span></text:p>
        </draw:rect>
        <draw:rect draw:style-name="gr2" draw:text-style-name="P7" draw:layer="layout" svg:width="6cm" svg:height="0.5cm" svg:x="20cm" svg:y="3cm">
          <text:p text:style-name="P2"><text:span text:style-name="T4">&lt;&lt;constructor,override&gt;&gt;</text:span></text:p>
        </draw:rect>
        <draw:rect draw:style-name="gr1" draw:text-style-name="P8" draw:layer="layout" svg:width="6cm" svg:height="0.5cm" svg:x="20cm" svg:y="3.5cm">
          <text:p><text:span text:style-name="T5">&lt;&lt;destructor</text:span><text:span text:style-name="T4">,override</text:span><text:span text:style-name="T5">&gt;&gt;</text:span></text:p>
        </draw:rect>
        <draw:rect draw:style-name="gr6" draw:text-style-name="P12" draw:layer="layout" svg:width="0.5cm" svg:height="0.5cm" svg:x="1.5cm" svg:y="3cm">
          <text:p text:style-name="P5"><text:span text:style-name="T1">~</text:span></text:p>
        </draw:rect>
        <draw:rect draw:style-name="gr6" draw:text-style-name="P12" draw:layer="layout" svg:width="0.5cm" svg:height="0.5cm" svg:x="2cm" svg:y="3cm">
          <text:p text:style-name="P5"><text:span text:style-name="T1">+</text:span></text:p>
        </draw:rect>
        <draw:rect draw:style-name="gr6" draw:text-style-name="P12" draw:layer="layout" svg:width="0.5cm" svg:height="0.5cm" svg:x="1.5cm" svg:y="3.5cm">
          <text:p text:style-name="P5"><text:span text:style-name="T1">~</text:span></text:p>
        </draw:rect>
        <draw:rect draw:style-name="gr6" draw:text-style-name="P12" draw:layer="layout" svg:width="0.5cm" svg:height="0.5cm" svg:x="2cm" svg:y="3.5cm">
          <text:p text:style-name="P5"><text:span text:style-name="T1">+</text:span></text:p>
        </draw:rect>
        <draw:rect draw:style-name="gr7" draw:text-style-name="P11" draw:layer="layout" svg:width="24.5cm" svg:height="1.6cm" svg:x="1.5cm" svg:y="1.4cm">
          <text:p text:style-name="P5"><text:span text:style-name="T6">&lt;&lt;class&gt;&gt;</text:span></text:p>
          <text:p text:style-name="P5"><text:span text:style-name="T7">TCustomSDVTreeContainer</text:span></text:p>
        </draw:rect>
        <draw:rect draw:style-name="gr8" draw:text-style-name="P5" draw:layer="layout" svg:width="24.5cm" svg:height="1cm" svg:x="1.5cm" svg:y="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. .</meta:initial-creator>
    <meta:creation-date>1980-01-04T00:59:16.39</meta:creation-date>
    <dc:date>1980-01-13T23:18:31.78</dc:date>
    <meta:editing-duration>P1DT17H26M51S</meta:editing-duration>
    <meta:editing-cycles>298</meta:editing-cycles>
    <meta:generator>LibreOffice/3.4$Win32 LibreOffice_project/340m1$Build-502</meta:generator>
    <meta:document-statistic meta:object-count="345"/>
  </office:meta>
</office:document-meta>
</file>